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7.27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_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AM C#</text:p>
          </table:table-cell>
          <table:table-cell office:value-type="string" calcext:value-type="string">
            <text:p>RAM C</text:p>
          </table:table-cell>
          <table:table-cell office:value-type="string" calcext:value-type="string">
            <text:p>RAM C++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26080" calcext:value-type="float">
            <text:p>17326080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463488" calcext:value-type="float">
            <text:p>6463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26784" calcext:value-type="float">
            <text:p>1752678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05152" calcext:value-type="float">
            <text:p>6705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727488" calcext:value-type="float">
            <text:p>17727488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05152" calcext:value-type="float">
            <text:p>67051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28192" calcext:value-type="float">
            <text:p>17928192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99360" calcext:value-type="float">
            <text:p>6799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124800" calcext:value-type="float">
            <text:p>18124800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99360" calcext:value-type="float">
            <text:p>6799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25504" calcext:value-type="float">
            <text:p>1832550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30304" calcext:value-type="float">
            <text:p>1853030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731008" calcext:value-type="float">
            <text:p>18731008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50208" calcext:value-type="float">
            <text:p>67502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931712" calcext:value-type="float">
            <text:p>18931712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50208" calcext:value-type="float">
            <text:p>67502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32416" calcext:value-type="float">
            <text:p>19132416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50208" calcext:value-type="float">
            <text:p>6750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333120" calcext:value-type="float">
            <text:p>19333120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529728" calcext:value-type="float">
            <text:p>19529728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29728" calcext:value-type="float">
            <text:p>67297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730432" calcext:value-type="float">
            <text:p>19730432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931136" calcext:value-type="float">
            <text:p>19931136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131840" calcext:value-type="float">
            <text:p>20131840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29728" calcext:value-type="float">
            <text:p>67297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29728" calcext:value-type="float">
            <text:p>672972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332544" calcext:value-type="float">
            <text:p>20332544</text:p>
          </table:table-cell>
          <table:table-cell office:value-type="float" office:value="1830912" calcext:value-type="float">
            <text:p>1830912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365312" calcext:value-type="float">
            <text:p>2036531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746112" calcext:value-type="float">
            <text:p>67461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0365312" calcext:value-type="float">
            <text:p>2036531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737920" calcext:value-type="float">
            <text:p>67379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737920" calcext:value-type="float">
            <text:p>67379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737920" calcext:value-type="float">
            <text:p>67379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03456" calcext:value-type="float">
            <text:p>68034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0463616" calcext:value-type="float">
            <text:p>20463616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34528" calcext:value-type="float">
            <text:p>693452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7200768" calcext:value-type="float">
            <text:p>720076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48512" calcext:value-type="float">
            <text:p>684851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48512" calcext:value-type="float">
            <text:p>68485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48512" calcext:value-type="float">
            <text:p>68485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48512" calcext:value-type="float">
            <text:p>68485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848512" calcext:value-type="float">
            <text:p>68485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09952" calcext:value-type="float">
            <text:p>690995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6922240" calcext:value-type="float">
            <text:p>692224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406272" calcext:value-type="float">
            <text:p>20406272</text:p>
          </table:table-cell>
          <table:table-cell office:value-type="float" office:value="1794048" calcext:value-type="float">
            <text:p>1794048</text:p>
          </table:table-cell>
          <table:table-cell office:value-type="float" office:value="7028736" calcext:value-type="float">
            <text:p>702873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21])/120" office:value-type="float" office:value="20200755.2" calcext:value-type="float">
            <text:p>20200755,2</text:p>
          </table:table-cell>
          <table:table-cell table:formula="of:=SUM([.C2:.C121])/120" office:value-type="float" office:value="1802956.8" calcext:value-type="float">
            <text:p>1802956,8</text:p>
          </table:table-cell>
          <table:table-cell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121])" office:value-type="float" office:value="20463616" calcext:value-type="float">
            <text:p>20463616</text:p>
          </table:table-cell>
          <table:table-cell table:formula="of:=MAX([.C2:.C121])" office:value-type="float" office:value="1830912" calcext:value-type="float">
            <text:p>1830912</text:p>
          </table:table-cell>
          <table:table-cell/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121])" office:value-type="float" office:value="17326080" calcext:value-type="float">
            <text:p>17326080</text:p>
          </table:table-cell>
          <table:table-cell table:formula="of:=MIN([.C2:.C121])" office:value-type="float" office:value="1794048" calcext:value-type="float">
            <text:p>179404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8">00.00.0000</text:date>, <text:time style:data-style-name="N2" text:time-value="18:46:42.8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8-06-18T18:47:16.456000000</dc:date>
    <meta:editing-duration>PT31M44S</meta:editing-duration>
    <meta:editing-cycles>15</meta:editing-cycles>
    <meta:document-statistic meta:table-count="1" meta:cell-count="492" meta:object-count="0"/>
  </office:meta>
</office:document-meta>
</file>